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091589F15C0D9D93281.png" manifest:media-type="image/png"/>
  <manifest:file-entry manifest:full-path="Pictures/100000010000026500000044C5E2315EED82CFC3.png" manifest:media-type="image/png"/>
  <manifest:file-entry manifest:full-path="Pictures/10000001000001ED000000D720353AB07E071BD5.png" manifest:media-type="image/png"/>
  <manifest:file-entry manifest:full-path="Pictures/10000001000001F30000010F1E0363552ACB19E3.png" manifest:media-type="image/png"/>
  <manifest:file-entry manifest:full-path="Pictures/100000010000027C000001241F2DAEAB5D07DAAD.png" manifest:media-type="image/png"/>
  <manifest:file-entry manifest:full-path="Pictures/1000000100000239000000539FD8E5131D185049.png" manifest:media-type="image/png"/>
  <manifest:file-entry manifest:full-path="Pictures/1000000100000221000000D6BD3E357F8E69C235.png" manifest:media-type="image/png"/>
  <manifest:file-entry manifest:full-path="Pictures/10000001000001F9000000E3FCEC224F52EA7C27.png" manifest:media-type="image/png"/>
  <manifest:file-entry manifest:full-path="Pictures/100000010000022A00000119D483463F0ABCC8AF.png" manifest:media-type="image/png"/>
  <manifest:file-entry manifest:full-path="Pictures/1000000100000262000000647F4F9E09E4557B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89f" officeooo:paragraph-rsid="0007589f"/>
    </style:style>
    <style:style style:name="P2" style:family="paragraph" style:parent-style-name="Standard">
      <style:paragraph-properties fo:break-before="page"/>
      <style:text-properties officeooo:rsid="0007589f" officeooo:paragraph-rsid="0007589f"/>
    </style:style>
    <style:style style:name="P3" style:family="paragraph" style:parent-style-name="Standard">
      <style:text-properties officeooo:paragraph-rsid="0007589f"/>
    </style:style>
    <style:style style:name="P4" style:family="paragraph" style:parent-style-name="Standard">
      <style:text-properties officeooo:rsid="0008b8f6" officeooo:paragraph-rsid="0008b8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1</text:p>
      <text:p text:style-name="Standard"><draw:frame draw:style-name="fr2" draw:name="Imagen1" text:anchor-type="char" svg:x="0.43cm" svg:y="0.153cm" svg:width="16.14cm" svg:height="2.646cm" draw:z-index="0"><draw:image xlink:href="Pictures/1000000100000262000000647F4F9E09E4557B46.png" xlink:type="simple" xlink:show="embed" xlink:actuate="onLoad" draw:mime-type="image/png"/></draw:frame></text:p>
      <text:p text:style-name="P1">Ej2</text:p>
      <text:p text:style-name="Standard"><draw:frame draw:style-name="fr1" draw:name="Imagen2" text:anchor-type="char" svg:width="13.361cm" svg:height="6.006cm" draw:z-index="1"><draw:image xlink:href="Pictures/10000001000001F9000000E3FCEC224F52EA7C27.png" xlink:type="simple" xlink:show="embed" xlink:actuate="onLoad" draw:mime-type="image/png"/></draw:frame></text:p>
      <text:p text:style-name="P1"/>
      <text:p text:style-name="P1">Ej3</text:p>
      <text:p text:style-name="Standard"><draw:frame draw:style-name="fr1" draw:name="Imagen3" text:anchor-type="char" svg:width="14.42cm" svg:height="5.662cm" draw:z-index="2"><draw:image xlink:href="Pictures/1000000100000221000000D6BD3E357F8E69C235.png" xlink:type="simple" xlink:show="embed" xlink:actuate="onLoad" draw:mime-type="image/png"/></draw:frame></text:p>
      <text:p text:style-name="P1"/>
      <text:p text:style-name="P1">Ej4</text:p>
      <text:p text:style-name="P3"><draw:frame draw:style-name="fr1" draw:name="Imagen4" text:anchor-type="char" svg:width="15.055cm" svg:height="2.196cm" draw:z-index="3"><draw:image xlink:href="Pictures/1000000100000239000000539FD8E5131D185049.png" xlink:type="simple" xlink:show="embed" xlink:actuate="onLoad" draw:mime-type="image/png"/></draw:frame></text:p>
      <text:p text:style-name="Standard"/>
      <text:p text:style-name="P2">Ej5</text:p>
      <text:p text:style-name="P1"><draw:frame draw:style-name="fr1" draw:name="Imagen5" text:anchor-type="char" svg:width="16.828cm" svg:height="7.726cm" draw:z-index="4"><draw:image xlink:href="Pictures/100000010000027C000001241F2DAEAB5D07DAAD.png" xlink:type="simple" xlink:show="embed" xlink:actuate="onLoad" draw:mime-type="image/png"/></draw:frame></text:p>
      <text:p text:style-name="P1">Ej6</text:p>
      <text:p text:style-name="P1"><draw:frame draw:style-name="fr1" draw:name="Imagen6" text:anchor-type="char" svg:width="13.203cm" svg:height="7.17cm" draw:z-index="5"><draw:image xlink:href="Pictures/10000001000001F30000010F1E0363552ACB19E3.png" xlink:type="simple" xlink:show="embed" xlink:actuate="onLoad" draw:mime-type="image/png"/></draw:frame></text:p>
      <text:p text:style-name="P1">Ej7</text:p>
      <text:p text:style-name="P3"><draw:frame draw:style-name="fr1" draw:name="Imagen7" text:anchor-type="char" svg:width="14.658cm" svg:height="7.435cm" draw:z-index="6"><draw:image xlink:href="Pictures/100000010000022A00000119D483463F0ABCC8AF.png" xlink:type="simple" xlink:show="embed" xlink:actuate="onLoad" draw:mime-type="image/png"/></draw:frame></text:p>
      <text:p text:style-name="P1"><text:soft-page-break/>Ej8</text:p>
      <text:p text:style-name="P1"><draw:frame draw:style-name="fr1" draw:name="Imagen8" text:anchor-type="char" svg:width="13.044cm" svg:height="5.689cm" draw:z-index="7"><draw:image xlink:href="Pictures/10000001000001ED000000D720353AB07E071BD5.png" xlink:type="simple" xlink:show="embed" xlink:actuate="onLoad" draw:mime-type="image/png"/></draw:frame></text:p>
      <text:p text:style-name="Standard"/>
      <text:p text:style-name="P1">Ej9</text:p>
      <text:p text:style-name="P3"><draw:frame draw:style-name="fr2" draw:name="Imagen9" text:anchor-type="char" svg:x="0.392cm" svg:y="0.153cm" svg:width="16.219cm" svg:height="1.799cm" draw:z-index="8"><draw:image xlink:href="Pictures/100000010000026500000044C5E2315EED82CFC3.png" xlink:type="simple" xlink:show="embed" xlink:actuate="onLoad" draw:mime-type="image/png"/></draw:frame></text:p>
      <text:p text:style-name="P4">Ej10</text:p>
      <text:p text:style-name="P4"><draw:frame draw:style-name="fr1" draw:name="Imagen10" text:anchor-type="char" svg:width="14.102cm" svg:height="3.836cm" draw:z-index="9"><draw:image xlink:href="Pictures/100000010000021500000091589F15C0D9D932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6:24:14.178114322</meta:creation-date>
    <dc:date>2024-11-07T16:44:32.147988046</dc:date>
    <meta:editing-duration>PT10M7S</meta:editing-duration>
    <meta:editing-cycles>1</meta:editing-cycles>
    <meta:document-statistic meta:table-count="0" meta:image-count="10" meta:object-count="0" meta:page-count="3" meta:paragraph-count="10" meta:word-count="10" meta:character-count="31" meta:non-whitespace-character-count="31"/>
    <meta:generator>LibreOffice/7.3.7.2$Linux_X86_64 LibreOffice_project/30$Build-2</meta:generator>
  </office:meta>
</office:document-meta>
</file>